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24dcb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3530b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24dcb" officeooo:paragraph-rsid="00124d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80" style:font-name="Arial" fo:font-size="20pt" fo:letter-spacing="normal" fo:font-style="normal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FreeSans" fo:font-size="11pt" officeooo:paragraph-rsid="00118086" style:font-size-asian="11pt" style:font-size-complex="11pt"/>
    </style:style>
    <style:style style:name="P11" style:family="paragraph" style:parent-style-name="Standard">
      <style:text-properties officeooo:paragraph-rsid="00118086"/>
    </style:style>
    <style:style style:name="P12" style:family="paragraph" style:parent-style-name="Text_20_body">
      <style:text-properties style:font-name="Arial" fo:font-size="10pt" officeooo:paragraph-rsid="00118086" style:font-size-asian="10pt" style:font-size-complex="10pt"/>
    </style:style>
    <style:style style:name="P13" style:family="paragraph" style:parent-style-name="Text_20_body">
      <style:text-properties fo:color="#0000ff" style:font-name="Arial" fo:font-size="10pt" officeooo:rsid="000c402a" officeooo:paragraph-rsid="00118086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officeooo:paragraph-rsid="00118086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Arial" fo:font-size="12pt" officeooo:paragraph-rsid="0011808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FreeSans" fo:font-size="11pt" officeooo:paragraph-rsid="00118086" style:font-size-asian="11pt" style:font-size-complex="11pt"/>
    </style:style>
    <style:style style:name="P17" style:family="paragraph" style:parent-style-name="Text_20_body">
      <style:text-properties officeooo:paragraph-rsid="00118086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officeooo:paragraph-rsid="0011808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f40f2" style:font-weight-asian="normal" style:font-weight-complex="normal"/>
    </style:style>
    <style:style style:name="T4" style:family="text">
      <style:text-properties officeooo:rsid="00124dcb" style:font-weight-asian="normal" style:font-weight-complex="normal"/>
    </style:style>
    <style:style style:name="T5" style:family="text">
      <style:text-properties officeooo:rsid="0013530b" style:font-weight-asian="normal" style:font-weight-complex="normal"/>
    </style:style>
    <style:style style:name="T6" style:family="text">
      <style:text-properties fo:background-color="transparent"/>
    </style:style>
    <style:style style:name="T7" style:family="text">
      <style:text-properties fo:background-color="transparent" style:font-weight-asian="normal" style:font-weight-complex="normal"/>
    </style:style>
    <style:style style:name="T8" style:family="text">
      <style:text-properties officeooo:rsid="000f40f2" fo:background-color="transparent" style:font-weight-asian="normal" style:font-weight-complex="normal"/>
    </style:style>
    <style:style style:name="T9" style:family="text">
      <style:text-properties officeooo:rsid="000f40f2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officeooo:rsid="001d92df" style:font-size-asian="12pt" style:font-size-complex="12pt"/>
    </style:style>
    <style:style style:name="T12" style:family="text">
      <style:text-properties fo:color="#000000" style:font-name="Arial" fo:font-size="12pt" officeooo:rsid="00064bd5" style:font-size-asian="12pt" style:font-size-complex="12pt"/>
    </style:style>
    <style:style style:name="T13" style:family="text">
      <style:text-properties fo:color="#000000" style:font-name="Arial" fo:font-size="10pt" style:font-size-asian="10pt" style:font-size-complex="10pt"/>
    </style:style>
    <style:style style:name="T14" style:family="text">
      <style:text-properties fo:color="#000000" style:font-name="Arial" fo:font-size="10pt" officeooo:rsid="001a83e3" style:font-size-asian="10pt" style:font-size-complex="10pt"/>
    </style:style>
    <style:style style:name="T15" style:family="text">
      <style:text-properties fo:color="#000000" style:font-name="Arial" fo:font-size="10pt" officeooo:rsid="00147a5a" style:font-size-asian="10pt" style:font-size-complex="10pt"/>
    </style:style>
    <style:style style:name="T16" style:family="text">
      <style:text-properties officeooo:rsid="00064bd5"/>
    </style:style>
    <style:style style:name="T17" style:family="text">
      <style:text-properties style:font-name="Arial" fo:font-size="12pt" fo:font-weight="bold" style:font-size-asian="12pt" style:font-size-complex="12pt"/>
    </style:style>
    <style:style style:name="T18" style:family="text">
      <style:text-properties style:font-name="Arial" fo:font-size="12pt" fo:font-weight="bold" officeooo:rsid="0016454f" style:font-size-asian="12pt" style:font-size-complex="12pt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fo:letter-spacing="normal" fo:font-style="normal" fo:font-weight="bold"/>
    </style:style>
    <style:style style:name="T22" style:family="text">
      <style:text-properties fo:font-variant="normal" fo:text-transform="none" fo:letter-spacing="normal" fo:font-style="normal" fo:font-weight="bold" officeooo:rsid="0018562c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bold" officeooo:rsid="0018562c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bold" officeooo:rsid="001692c4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bold" officeooo:rsid="00097f18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color="#0000ff" style:font-name="Arial" fo:font-size="10pt" style:font-size-asian="10pt" style:font-size-complex="10pt"/>
    </style:style>
    <style:style style:name="T29" style:family="text">
      <style:text-properties fo:color="#0000ff" officeooo:rsid="0018562c"/>
    </style:style>
    <style:style style:name="T30" style:family="text">
      <style:text-properties officeooo:rsid="00124dcb"/>
    </style:style>
    <style:style style:name="T31" style:family="text">
      <style:text-properties officeooo:rsid="001353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ravanas <text:span text:style-name="T30">de participantes movimentam o Fórum Internacional Software Livre</text:span></text:p>
      <text:p text:style-name="P2">Grupos ganham desconto na inscrição do maior evento de Software da América Latina e aproveitam as atividades de forma colaborativa</text:p>
      <text:p text:style-name="P1"/>
      <text:p text:style-name="P4"><text:span text:style-name="T31">E</text:span><text:span text:style-name="T30">m busca de conhecimento, cultura e intercâmbio de projetos e ideias, cerca de oito mil pessoas, </text:span><text:span text:style-name="T6">entre participantes, palestrantes e expositores,</text:span> se encontram no Fórum Internacional Software Livre <text:span text:style-name="T30">(FISL) </text:span>, que é realizado há <text:span text:style-name="T9">quatorze</text:span> anos em Porto Alegre. <text:span text:style-name="T30">Um dos principais veículos de fluxo de informações no FISL é a vinda das caravanas de participantes. </text:span></text:p>
      <text:p text:style-name="P6"/>
      <text:p text:style-name="P3"><text:span text:style-name="T2">As caravanas são grupos de pessoas de uma mesma região que se reúnem para participar do </text:span><text:span text:style-name="T4">evento </text:span><text:span text:style-name="T2">de uma forma coletiva, </text:span><text:span text:style-name="T7">diminuindo não só os custos da viagem, como também de inscrição, já que os grupos com no mínimo seis participa</text:span><text:span text:style-name="T8">ntes</text:span><text:span text:style-name="T7"> recebem desconto de 50%.</text:span></text:p>
      <text:p text:style-name="P6"/>
      <text:p text:style-name="P4"><text:span text:style-name="T4">No fisl14</text:span><text:span text:style-name="T2">, que ocorrerá entre </text:span><text:span text:style-name="T3">03 e 06</text:span><text:span text:style-name="T2"> de julho, mais de </text:span><text:span text:style-name="T4">75</text:span><text:span text:style-name="T7"> </text:span><text:span text:style-name="T2">caravanas </text:span><text:span text:style-name="T4">de 12 estados <text:s/>brasileiros</text:span><text:span text:style-name="T2"> já se inscreveram</text:span><text:span text:style-name="T1">,</text:span><text:span text:style-name="T2"> </text:span><text:span text:style-name="T4">incluindo, além disso, participantes do Uruguai e Argentina. </text:span><text:span text:style-name="T5">A maior caravana inscrita também é do SC: é a SI – ESUCRI, liderada por Fernando Del Moro e que conta com 49 participantes que vêm pelo terceiro ano consecutivo ao FISL. </text:span></text:p>
      <text:p text:style-name="P7"/>
      <text:p text:style-name="P5"><text:span text:style-name="T2">O fisl10 foi a edição que </text:span><text:span text:style-name="T7">recebeu </text:span><text:span text:style-name="T2">o maior número de caravanas, chegando a 134 grupos organizados, vindos de </text:span><text:span text:style-name="T3">qu</text:span><text:span text:style-name="T2">atorze estados brasileiros. Mais informações sobre as inscrições para o fisl podem ser obtidas pelo site </text:span><text:a xlink:type="simple" xlink:href="http://fisl.org.br/"><text:span text:style-name="T2">fisl.org.br</text:span></text:a></text:p>
      <text:p text:style-name="P6"/>
      <text:p text:style-name="P5"><text:span text:style-name="T2">A lista de caravanas confirmadas já </text:span><text:span text:style-name="T3">pode ser</text:span><text:span text:style-name="T2"> vista pelo site </text:span><text:a xlink:type="simple" xlink:href="http://softwarelivre.org/fisl14/o-evento/caravanas-confirmadas" office:target-frame-name="_blank" xlink:show="new"><text:span text:style-name="T4">http://softwarelivre.org/fisl14/o-evento/caravanas-confirmadas</text:span></text:a></text:p>
      <text:p text:style-name="P9"/>
      <text:p text:style-name="P9"/>
      <text:p text:style-name="P14"><text:span text:style-name="Strong_20_Emphasis"><text:span text:style-name="T11">S</text:span></text:span><text:span text:style-name="Strong_20_Emphasis"><text:span text:style-name="T10">obre o Fórum Internacional Software Livre (</text:span></text:span><text:span text:style-name="Strong_20_Emphasis"><text:span text:style-name="T12">FISL</text:span></text:span><text:span text:style-name="Strong_20_Emphasis"><text:span text:style-name="T10">)</text:span></text:span></text:p>
      <text:p text:style-name="P15">O Fórum Internacional Software Livre (<text:span text:style-name="T16">FISL</text:span>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<text:span text:style-name="T16">FISL</text:span>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16"><text:span text:style-name="Strong_20_Emphasis"><text:span text:style-name="T17">As inscrições para participantes ainda estão abertas. Os ingressos custam de R$ </text:span></text:span><text:span text:style-name="Strong_20_Emphasis"><text:span text:style-name="T18">115,00 </text:span></text:span><text:span text:style-name="Strong_20_Emphasis"><text:span text:style-name="T17">a R$ 280 e podem ser feitos através do site do evento (</text:span></text:span><text:a xlink:type="simple" xlink:href="http://www.fisl.org.br/" office:target-frame-name="_blank" xlink:show="new"><text:span text:style-name="Strong_20_Emphasis"><text:span text:style-name="T17">http://www.fisl.org.br</text:span></text:span></text:a><text:span text:style-name="Strong_20_Emphasis"><text:span text:style-name="T17">).</text:span></text:span></text:p>
      <text:p text:style-name="P10"><text:span text:style-name="Strong_20_Emphasis"><text:span text:style-name="T19"/></text:span></text:p>
      <text:p text:style-name="P11"><text:span text:style-name="Strong_20_Emphasis"><text:span text:style-name="T13">Porto Alegre, </text:span></text:span><text:span text:style-name="Strong_20_Emphasis"><text:span text:style-name="T15">11</text:span></text:span><text:span text:style-name="Strong_20_Emphasis"><text:span text:style-name="T14"> de junho</text:span></text:span><text:span text:style-name="Strong_20_Emphasis"><text:span text:style-name="T13"> de 2013</text:span></text:span></text:p>
      <text:p text:style-name="P17"><text:span text:style-name="Strong_20_Emphasis"><text:span text:style-name="T13"/></text:span></text:p>
      <text:p text:style-name="P18"><text:span text:style-name="T21">Núcleo de Atendimento 1</text:span><text:span text:style-name="T22">4</text:span><text:span text:style-name="T21">° Fórum Internacional Software Livre</text:span><text:span text:style-name="T27"><text:line-break/></text:span><text:span text:style-name="T23">Coordenação: </text:span><text:span text:style-name="T24">Livia Araujo</text:span><text:span text:style-name="T23"> – </text:span><text:span text:style-name="T24">livia</text:span><text:span text:style-name="T23">@enfato.com.br –</text:span><text:span text:style-name="T25"> 51 8151</text:span><text:span text:style-name="T26">-9026</text:span><text:span text:style-name="T27"><text:line-break/>Direção:Mariana Turkenicz– mariana@enfato.com.br – 51 8121.7062<text:line-break/></text:span></text:p>
      <text:p text:style-name="P18"><text:span text:style-name="T21">Enfato </text:span><text:span text:style-name="T22">multicomunicação</text:span></text:p>
      <text:p text:style-name="P12"><text:soft-page-break/>+55 (51) 30.261.261</text:p>
      <text:p text:style-name="P17"><text:a xlink:type="simple" xlink:href="http://www.enfato.com.br/"><text:span text:style-name="T28">www.enfato.com.br</text:span></text:a><text:span text:style-name="T20"> </text:span></text:p>
      <text:p text:style-name="P17"><text:span text:style-name="T20">Twitter: </text:span><text:a xlink:type="simple" xlink:href="http://www.twitter.com/enfato"><text:span text:style-name="T28">@enfato</text:span></text:a></text:p>
      <text:p text:style-name="P12">Facebook: <text:span text:style-name="T29">enfatomulticomunicacao</text:span></text:p>
      <text:p text:style-name="P13">Empresa filiada à Abracom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51:24.07</meta:creation-date>
    <dc:date>2013-06-11T15:54:28.24</dc:date>
    <meta:editing-duration>PT11H41M20S</meta:editing-duration>
    <meta:editing-cycles>54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18" meta:word-count="446" meta:character-count="2915" meta:non-whitespace-character-count="2481"/>
  </office:meta>
</office:document-meta>
</file>